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tab/><text:tab/>32<text:tab/><text:tab/>ये दो त्रिकोण हैं</text:p>
      <text:p text:style-name="Standard">33<text:tab/><text:tab/>40<text:tab/><text:tab/></text:p>
      <text:p text:style-name="Standard">41<text:tab/><text:tab/>78<text:tab/><text:tab/>ये एक चौकोर में क़ैद हैं</text:p>
      <text:p text:style-name="Standard">79<text:tab/><text:tab/>102<text:tab/><text:tab/>अभी ये गोल गोल घूमे जा रहे हैं</text:p>
      <text:p text:style-name="Standard">103<text:tab/><text:tab/>110<text:tab/><text:tab/></text:p>
      <text:p text:style-name="Standard">111<text:tab/><text:tab/>150<text:tab/><text:tab/>एक के पीछे एक घूमे जा रहे हैं</text:p>
      <text:p text:style-name="Standard">151<text:tab/><text:tab/>161<text:tab/><text:tab/></text:p>
      <text:p text:style-name="Standard">162<text:tab/><text:tab/>180<text:tab/><text:tab/>एक त्रिकोण बाहर गया और </text:p>
      <text:p text:style-name="Standard">181<text:tab/><text:tab/>216<text:tab/><text:tab/>एक दूसरे को टक्करमारने की कोशिश कर रहे हैं</text:p>
      <text:p text:style-name="Standard">217<text:tab/><text:tab/>225<text:tab/><text:tab/></text:p>
      <text:p text:style-name="Standard">226<text:tab/><text:tab/>250<text:tab/><text:tab/>ये उसे खींचने की कोशिश हुई अब</text:p>
      <text:p text:style-name="Standard">251<text:tab/><text:tab/>260<text:tab/><text:tab/></text:p>
      <text:p text:style-name="Standard">261<text:tab/><text:tab/>322<text:tab/><text:tab/>और लाल त्रिकोण अब छोटे त्रिकोण को बाहर निकाल रहा है</text:p>
      <text:p text:style-name="Standard">323<text:tab/><text:tab/>343<text:tab/><text:tab/></text:p>
      <text:p text:style-name="Standard">344<text:tab/><text:tab/>369<text:tab/><text:tab/>और ये बाहर निकाल दिया</text:p>
      <text:p text:style-name="Standard">370<text:tab/><text:tab/>374<text:tab/><text:tab/></text:p>
      <text:p text:style-name="Standard">375<text:tab/><text:tab/>403<text:tab/><text:tab/>ये वापस अंदर आने की कोशिश कर रहा है</text:p>
      <text:p text:style-name="Standard">404<text:tab/><text:tab/>465<text:tab/><text:tab/>इन्होने सही तरीके से बाहर भेज कर रास्ता रोक लिया है</text:p>
      <text:p text:style-name="Standard">466<text:tab/><text:tab/>481<text:tab/><text:tab/>ताकि वो अंदर ना आ पाए</text:p>
      <text:p text:style-name="Standard">482<text:tab/><text:tab/>492<text:tab/><text:tab/></text:p>
      <text:p text:style-name="Standard">493<text:tab/><text:tab/>529<text:tab/><text:tab/>उसके बाद उन्हे अब एकदम ही बाहर धकेलने की कोशिश</text:p>
      <text:p text:style-name="Standard">530<text:tab/><text:tab/>572<text:tab/><text:tab/>और ये पकड़ के गोल गोल घूमना चालू</text:p>
      <text:p text:style-name="Standard">573<text:tab/><text:tab/>5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20T00:18:15</meta:creation-date>
    <meta:generator>LibreOffice/3.5$Linux_x86 LibreOffice_project/350m1$Build-2</meta:generator>
    <dc:date>2013-01-20T00:27:26</dc:date>
    <dc:creator>Diwakar Chauhan</dc:creator>
    <meta:editing-duration>P0D</meta:editing-duration>
    <meta:editing-cycles>1</meta:editing-cycles>
    <meta:document-statistic meta:table-count="0" meta:image-count="0" meta:object-count="0" meta:page-count="1" meta:paragraph-count="23" meta:word-count="153" meta:character-count="530" meta:non-whitespace-character-count="346"/>
  </office:meta>
</office:document-meta>
</file>